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2" style:font-size-asian="12" style:font-size-complex="12"/>
    </style:style>
    <style:style style:family="paragraph" style:name="par_1" style:parent-style-name="Standard">
      <style:paragraph-properties fo:text-align="justify" style:justify-single-word="false"/>
      <style:text-properties/>
    </style:style>
    <style:style style:family="paragraph" style:name="par_2" style:parent-style-name="Standard">
      <style:paragraph-properties fo:text-align="left"/>
      <style:text-properties/>
    </style:style>
  </office:automatic-styles>
  <office:body>
    <office:text>
      <text:p text:style-name="par_1"><text:span text:style-name="char_1">Lorem ipsum dolor sit amet,<text:line-break/>
consectetur adipiscing elit.<text:line-break/>
Donec placerat viverra erat at<text:line-break/>
tincidunt. Suspendisse sed ligu-<text:line-break/>
la diam. Quisque scelerisque<text:line-break/>
bibendum dapibus. Suspen-<text:line-break/>
disse non erat id elit lacinia<text:line-break/>
iaculis sit amet id mi. In at lec-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44:47</meta:creation-date>
    <dc:date>2011-07-03T13:44:47</dc:date>
    <meta:document-statistic meta:character-count="234" meta:image-count="0" meta:object-count="0" meta:page-count="1" meta:paragraph-count="1" meta:table-count="0" meta:word-count="0"/>
  </office:meta>
</office:document-meta>
</file>